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, 'Arial Unicode MS'" style:font-charset="x-symbol"/>
    <style:font-face style:name="Mangal1" svg:font-family="Mangal"/>
    <style:font-face style:name="OpenSymbol" svg:font-family="OpenSymbol, 'Arial Unicode MS'"/>
    <style:font-face style:name="Symbol" svg:font-family="Symbol"/>
    <style:font-face style:name="Mangal2" svg:font-family="Mangal" style:font-pitch="variable"/>
    <style:font-face style:name="Microsoft YaHei" svg:font-family="'Microsoft YaHei'" style:font-pitch="variable"/>
    <style:font-face style:name="SimSun1" svg:font-family="SimSu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, 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2" style:family="paragraph" style:parent-style-name="Standard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3" style:family="paragraph" style:parent-style-name="Standard" style:list-style-name="WW8Num1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4" style:family="paragraph" style:parent-style-name="Standard" style:list-style-name="WW8Num2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5" style:family="paragraph" style:parent-style-name="Standard" style:list-style-name="WW8Num3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6" style:family="paragraph" style:parent-style-name="Standard" style:list-style-name="WW8Num4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7" style:family="paragraph" style:parent-style-name="Standard" style:list-style-name="WW8Num5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8" style:family="paragraph" style:parent-style-name="Standard" style:list-style-name="WW8Num1">
      <style:text-properties fo:font-size="12pt" style:text-underline-style="none" fo:font-weight="normal" officeooo:rsid="0003e54a" officeooo:paragraph-rsid="0003e54a" style:font-size-asian="12pt" style:font-weight-asian="normal" style:font-size-complex="12pt" style:font-weight-complex="normal"/>
    </style:style>
    <style:style style:name="P9" style:family="paragraph" style:parent-style-name="Standard" style:master-page-name="Standard">
      <style:paragraph-properties style:page-number="auto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1" style:family="tex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2" style:family="text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T3" style:family="text">
      <style:text-properties officeooo:rsid="0003e54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Änderungen Xplan Raumordnungsmodell</text:p>
      <text:p text:style-name="P1">Allgemein</text:p>
      <text:p text:style-name="P2">- Umbenennung des Gesamtpakets von Regionalplan_Kernmodell in Raumordnungsplan</text:p>
      <text:p text:style-name="P2">- Umbenennung von Paketen RP_KernmodellFreiraumstruktur, RP_KernmodellInfrastruktur und RP_KernmodellSiedlungsstruktur in RP_Freiraumstruktur, RP_Infrastruktur und RP_Siedlungsstruktur</text:p>
      <text:p text:style-name="P2">- Einfügen von Sequenznummern für RP-Attribute zur softwaretechnischen Weiterverwendung konform zu den restlichen Modellattributen</text:p>
      <text:p text:style-name="P2">- Aufnahme von Vorab-Schritten von XPlanung 5.0 für das XP_Schema, z.B. Assoziation von Bereich zu Objekt auf XP_Ebene</text:p>
      <text:p text:style-name="P1">RP_Basisobjekte</text:p>
      <text:list xml:id="list204899060375526359" text:style-name="WW8Num1">
        <text:list-item>
          <text:p text:style-name="P3">RP_Plan</text:p>
          <text:list>
            <text:list-item>
              <text:p text:style-name="P3">Erweiterung um verfahren[0..1]</text:p>
            </text:list-item>
            <text:list-item>
              <text:p text:style-name="P3">Aufnahme von refKarte [0..*]</text:p>
            </text:list-item>
            <text:list-item>
              <text:p text:style-name="P3">Änderung von auslegungsEndDatum in auslegungEndDatum</text:p>
            </text:list-item>
            <text:list-item>
              <text:p text:style-name="P3">Aufnahme von amtlicherSchluessel [0..1] durch AG EGov</text:p>
            </text:list-item>
            <text:list-item>
              <text:p text:style-name="P3">Änderung des Attributs planArt auf [1]</text:p>
            </text:list-item>
          </text:list>
        </text:list-item>
        <text:list-item>
          <text:p text:style-name="P3">RP_Bereich</text:p>
          <text:list>
            <text:list-item>
              <text:p text:style-name="P3">Aufnahme von geltungsmassstab durch AG EGov</text:p>
            </text:list-item>
          </text:list>
        </text:list-item>
        <text:list-item>
          <text:p text:style-name="P3">RP_Objekt</text:p>
          <text:list>
            <text:list-item>
              <text:p text:style-name="P3">Aufnahme von gebietsTyp (Entnahme aus vielen abgeleiteten FeatureTypes)</text:p>
            </text:list-item>
            <text:list-item>
              <text:p text:style-name="P3">Aufnahme von kuestenmeer aus MV</text:p>
            </text:list-item>
            <text:list-item>
              <text:p text:style-name="P3">Aufnahme von bedeutsamkeit durch AG EGov</text:p>
            </text:list-item>
            <text:list-item>
              <text:p text:style-name="P3">Änderung des Attributs rechtscharakter auf [1]</text:p>
            </text:list-item>
            <text:list-item>
              <text:p text:style-name="P8">Aufnahme istZweckbindung [0..1] aus NRW</text:p>
            </text:list-item>
          </text:list>
        </text:list-item>
        <text:list-item>
          <text:p text:style-name="P3">RP_Geometrieobjekt</text:p>
          <text:list>
            <text:list-item>
              <text:p text:style-name="P3">Aufnahme von flaechenschluss[0..1]: Boolean aus NRW</text:p>
            </text:list-item>
          </text:list>
        </text:list-item>
        <text:list-item>
          <text:p text:style-name="P3">Neuer FeatureType RP_<text:span text:style-name="T3">Legendenobje</text:span>kt zur Modellierung von einem spezifischen Legendeneintrag mit Attributen featureType, legendenBezeichung, reflegendenBild</text:p>
        </text:list-item>
        <text:list-item>
          <text:p text:style-name="P3">- Neue Codelist RP_FeatureTypeListe</text:p>
        </text:list-item>
        <text:list-item>
          <text:p text:style-name="P3">Neue Enumeration RP_Verfahren</text:p>
          <text:list>
            <text:list-item>
              <text:p text:style-name="P3">Aufnahme von Aktualisierung durch AG EGov</text:p>
            </text:list-item>
          </text:list>
        </text:list-item>
        <text:list-item>
          <text:p text:style-name="P3">Neue Enumeration RP_Bedeutsamkeit</text:p>
          <text:list>
            <text:list-item>
              <text:p text:style-name="P3">ausgegliedert aus <text:span text:style-name="T3">(u.a.) </text:span>RP_StrassenverkehrTypen, RP_SchienenverkehrTypen, RP_RadwegWanderweg, RP_GemeindefunktionSiedlungsentwicklung</text:p>
            </text:list-item>
            <text:list-item>
              <text:p text:style-name="P3">Aufnahme von EuropaeischBedeutsam</text:p>
            </text:list-item>
            <text:list-item>
              <text:p text:style-name="P3">Aufnahme von Bundesbedeutsam</text:p>
            </text:list-item>
            <text:list-item>
              <text:p text:style-name="P3">Aufnahme von Landesbedeutsam</text:p>
            </text:list-item>
            <text:list-item>
              <text:p text:style-name="P3">Aufnahme von Flaechenerschliessend aus RLP</text:p>
            </text:list-item>
            <text:list-item>
              <text:p text:style-name="P3">Aufnahme von Herausragend aus RLP</text:p>
            </text:list-item>
            <text:list-item>
              <text:p text:style-name="P3">Aufnahme von International aus BB</text:p>
            </text:list-item>
          </text:list>
        </text:list-item>
        <text:list-item>
          <text:p text:style-name="P3">RP_Art</text:p>
          <text:list>
            <text:list-item>
              <text:p text:style-name="P3">Erweiterung um RaeumlicherTeilplan</text:p>
            </text:list-item>
            <text:list-item>
              <text:p text:style-name="P3">Teilung SachlicherTeilplan in SachlicherTeilplanRegionalebene und SachlicherTeilplanLandesebene</text:p>
            </text:list-item>
          </text:list>
        </text:list-item>
        <text:list-item>
          <text:p text:style-name="P3">RP_Rechtsstand</text:p>
          <text:list>
            <text:list-item>
              <text:p text:style-name="P3">Erweiterung um EntwurfGenehmigt, EntwurfGeaendert, EntwurfAufgegeben, EntwurfRuht, AllgemeinePlanungsabsichten, AusserKraft, PlanUngueltig aus ROPLAMO dom_PlanStatus</text:p>
            </text:list-item>
            <text:list-item>
              <text:p text:style-name="P3">Nichtaufnahme von Verbindlich aus ROPLAMO dom_PlanStatus, da es gleich mit Inkraftgeteten ist</text:p>
            </text:list-item>
            <text:list-item>
              <text:p text:style-name="P3">Untergegangen entfernt, da es gleich mit Ausserkraft ist</text:p>
            </text:list-item>
          </text:list>
        </text:list-item>
        <text:list-item>
          <text:p text:style-name="P3"><text:soft-page-break/>RP_Rechtscharakter</text:p>
          <text:list>
            <text:list-item>
              <text:p text:style-name="P3">Aufnahme von NurInformationsgehalt, TextlichesZiel, ZielundGrundsatz, Vorschlag</text:p>
            </text:list-item>
            <text:list-item>
              <text:p text:style-name="P3">Änderung von NachrichtlicheUbernahme in NachrichtlicheUebernahme</text:p>
            </text:list-item>
          </text:list>
        </text:list-item>
        <text:list-item>
          <text:p text:style-name="P3">RP_GebietsTyp</text:p>
          <text:list>
            <text:list-item>
              <text:p text:style-name="P3">Erweitert um Vorrangstandort, Vorbehaltsstandort, Vorsorgegebiet, Vorsorgestandort, VorrangundEignungsgebiet durch Werte des ROPLAMO dom_ROgeb</text:p>
            </text:list-item>
            <text:list-item>
              <text:p text:style-name="P3">Änderung der Enumerationen durch AG EGov</text:p>
            </text:list-item>
            <text:list-item>
              <text:p text:style-name="P3">Aufnahme Potenzialgebiet aus BB</text:p>
            </text:list-item>
            <text:list-item>
              <text:p text:style-name="P3">Aufnahme Schwerpunktraum aus SH</text:p>
            </text:list-item>
          </text:list>
        </text:list-item>
        <text:list-item>
          <text:p text:style-name="P3">Entnahme von FeatureTypes RP_Linienobjekt, RP_Punktobjekt und RP_Flaechenobjekt, den Unions XP_Liniengeometrie, XP_Punktgeometrie, XP_Flaechengeometrie, da sich alle FeatureTypes von variabler Geometrie ableiten.</text:p>
        </text:list-item>
      </text:list>
      <text:p text:style-name="P2"/>
      <text:p text:style-name="P1"/>
      <text:p text:style-name="P1">RP_Freiraumstruktur</text:p>
      <text:list xml:id="list5647860281878201929" text:style-name="WW8Num2">
        <text:list-item>
          <text:p text:style-name="P4">Neuer FeatureType RP_Freiraum, von dem sich alle anderen FeatureTypes des Pakets ableiten.</text:p>
          <text:list>
            <text:list-item>
              <text:p text:style-name="P4">Enthält IstAusgleichsgebiet von Freiraumuntertypen</text:p>
            </text:list-item>
            <text:list-item>
              <text:p text:style-name="P4">Aufnahme von ImVerbund aus BB</text:p>
            </text:list-item>
          </text:list>
        </text:list-item>
        <text:list-item>
          <text:p text:style-name="P4">RP_Bodenschutz</text:p>
          <text:list>
            <text:list-item>
              <text:p text:style-name="P4">Inkorporation von RP_NSM_Bodenschutz</text:p>
            </text:list-item>
            <text:list-item>
              <text:p text:style-name="P4">Gebietstyp auf RP_Objekt durch AG EGov</text:p>
            </text:list-item>
          </text:list>
        </text:list-item>
        <text:list-item>
          <text:p text:style-name="P4">RP_Forstwirtschaft</text:p>
          <text:list>
            <text:list-item>
              <text:p text:style-name="P4">Inkorporation von RP_NSM_ZweckbestimmungForstwirtschaft</text:p>
            </text:list-item>
            <text:list-item>
              <text:p text:style-name="P4">GebietsTyp auf RP_Objekt durch AG EGov</text:p>
            </text:list-item>
          </text:list>
        </text:list-item>
        <text:list-item>
          <text:p text:style-name="P4">RP_Gewaesser</text:p>
          <text:list>
            <text:list-item>
              <text:p text:style-name="P4">Aufnahme des Attributs gewaesserTyp [0..1] CharacterString</text:p>
            </text:list-item>
          </text:list>
        </text:list-item>
        <text:list-item>
          <text:p text:style-name="P4">RP_Rohstoff</text:p>
          <text:list>
            <text:list-item>
              <text:p text:style-name="P4">Änderung abbaugut [0..1] auf [0..*]</text:p>
            </text:list-item>
            <text:list-item>
              <text:p text:style-name="P4">Aufnahme von RP_NSM_OberflaechennaheBodenschaetze</text:p>
            </text:list-item>
            <text:list-item>
              <text:p text:style-name="P4">Aufnahme von RP_NSM_TiefliegendeRohstoffe</text:p>
            </text:list-item>
            <text:list-item>
              <text:p text:style-name="P4">Erweiterung von folgenutzung[0..1] auf folgenutzung[0..*]</text:p>
            </text:list-item>
            <text:list-item>
              <text:p text:style-name="P4">Aufnahme von tiefe auf Basis des NSM-Schemas</text:p>
            </text:list-item>
            <text:list-item>
              <text:p text:style-name="P4">Gebietstyp auf RP_Objekt durch AG EGov</text:p>
            </text:list-item>
            <text:list-item>
              <text:p text:style-name="P4">Umbenennung in RP_Rohstoff durch AG EGov</text:p>
            </text:list-item>
            <text:list-item>
              <text:p text:style-name="P4">Umbenennung abbaugut in rohstoffTyp</text:p>
            </text:list-item>
          </text:list>
        </text:list-item>
        <text:list-item>
          <text:p text:style-name="P4">RP_GruenzugGruenzaesur</text:p>
          <text:list>
            <text:list-item>
              <text:p text:style-name="P4">Aufnahme von zaesurtyp[0..*]</text:p>
            </text:list-item>
            <text:list-item>
              <text:p text:style-name="P4">Gebietstyp auf RP_Objekt durch AG EGov</text:p>
            </text:list-item>
          </text:list>
        </text:list-item>
        <text:list-item>
          <text:p text:style-name="P4">RP_Klimaschutz</text:p>
          <text:list>
            <text:list-item>
              <text:p text:style-name="P4">Aufnahme von lufttyp[0..1]</text:p>
            </text:list-item>
            <text:list-item>
              <text:p text:style-name="P4">Gebietstyp auf RP_Objekt durch AG EGov</text:p>
            </text:list-item>
          </text:list>
        </text:list-item>
        <text:list-item>
          <text:p text:style-name="P4">RP_Kulturlandschaft</text:p>
          <text:list>
            <text:list-item>
              <text:p text:style-name="P4">Umbenannt von RP_KulturellesSachgut aus RLP</text:p>
            </text:list-item>
            <text:list-item>
              <text:p text:style-name="P4">Gebietstyp auf RP_Objekt durch AG EGov</text:p>
            </text:list-item>
            <text:list-item>
              <text:p text:style-name="P4">Aufnahme von kulturlandschaftTyp</text:p>
            </text:list-item>
          </text:list>
        </text:list-item>
        <text:list-item>
          <text:p text:style-name="P4">RP_Landwirtschaft</text:p>
          <text:list>
            <text:list-item>
              <text:p text:style-name="P4">Inkorporation von RP_NSM_Landwirtschaft</text:p>
            </text:list-item>
            <text:list-item>
              <text:p text:style-name="P4">Gebietstyp auf RP_Objekt durch AG EGov</text:p>
            </text:list-item>
          </text:list>
        </text:list-item>
        <text:list-item>
          <text:p text:style-name="P4">RP_NaturschutzrechtlichesSchutzgebiet</text:p>
          <text:list>
            <text:list-item>
              <text:p text:style-name="P4">Inkorporation von RP_NSM_NaturschutzrechtlichesSchutzgebiet</text:p>
            </text:list-item>
            <text:list-item>
              <text:p text:style-name="P4"><text:soft-page-break/>zweckbestimmung [0..1] wurde auf [0..*] geändert und ist in typ umbenannt</text:p>
            </text:list-item>
            <text:list-item>
              <text:p text:style-name="P4">IstKernzone auf Basis von NSM_BesondereZweckbestimmungNSG aufgenommen</text:p>
            </text:list-item>
          </text:list>
        </text:list-item>
        <text:list-item>
          <text:p text:style-name="P4">RP_Naturlandschaft</text:p>
          <text:list>
            <text:list-item>
              <text:p text:style-name="P4">Aufnahme von typNaturlandschaft</text:p>
            </text:list-item>
            <text:list-item>
              <text:p text:style-name="P4">Gebietstyp auf RP_Objekt durch AG EGov</text:p>
            </text:list-item>
          </text:list>
        </text:list-item>
        <text:list-item>
          <text:p text:style-name="P4">RP_Erholung</text:p>
          <text:list>
            <text:list-item>
              <text:p text:style-name="P4">Gebietstyp auf RP_Objekt durch AG EGov</text:p>
            </text:list-item>
            <text:list-item>
              <text:p text:style-name="P4">Zusammenschluss von RP_NSM_Erholung, RP_NSM_Tourismus und RP_FreizeitErholung</text:p>
            </text:list-item>
            <text:list-item>
              <text:p text:style-name="P4">Beziehung von typErholung und typTourismus von [0..1] auf [0..*] gesetzt</text:p>
            </text:list-item>
            <text:list-item>
              <text:p text:style-name="P4">Beziehung zu RP_TourismusTypen statt RP_NSM_RegionalbedeutsameWanderwege für typTT[0..1]</text:p>
            </text:list-item>
          </text:list>
        </text:list-item>
        <text:list-item>
          <text:p text:style-name="P4">RP_RadwegWanderweg</text:p>
          <text:list>
            <text:list-item>
              <text:p text:style-name="P4">Umbenennung von RP_NSM_RegionalBedeutsamerWanderweg</text:p>
            </text:list-item>
            <text:list-item>
              <text:p text:style-name="P4">typ auf [0..*] gestellt, von früherer [0..1]</text:p>
            </text:list-item>
          </text:list>
        </text:list-item>
        <text:list-item>
          <text:p text:style-name="P4">RP_SonstigerFreiraumschutz</text:p>
          <text:list>
            <text:list-item>
              <text:p text:style-name="P4">Umbenennung von RP_SonstigerFreiraumstruktur</text:p>
            </text:list-item>
            <text:list-item>
              <text:p text:style-name="P4">Gebietstyp auf RP_Objekt durch AG EGov</text:p>
            </text:list-item>
          </text:list>
        </text:list-item>
        <text:list-item>
          <text:p text:style-name="P4">RP_Sportanlage</text:p>
          <text:list>
            <text:list-item>
              <text:p text:style-name="P4">Aufnahme und Umbenennung von RP_NSM_RegionalbedeutsameSportanlage</text:p>
            </text:list-item>
          </text:list>
        </text:list-item>
        <text:list-item>
          <text:p text:style-name="P4">RP_Hochwasserschutz</text:p>
          <text:list>
            <text:list-item>
              <text:p text:style-name="P4">RP_NSM_VorbHochwasserschutz wurde inkorporiert</text:p>
            </text:list-item>
            <text:list-item>
              <text:p text:style-name="P4">Umbenennung von RP_VorbHochwasserschutz</text:p>
            </text:list-item>
            <text:list-item>
              <text:p text:style-name="P4">Aufnahme von typ[0..1]</text:p>
            </text:list-item>
            <text:list-item>
              <text:p text:style-name="P4">Gebietstyp auf RP_Objekt durch AG EGov</text:p>
            </text:list-item>
          </text:list>
        </text:list-item>
        <text:list-item>
          <text:p text:style-name="P4">RP_Wasserschutz</text:p>
          <text:list>
            <text:list-item>
              <text:p text:style-name="P4">RP_NSM_Wasserschutz wurde inkorporiert</text:p>
            </text:list-item>
            <text:list-item>
              <text:p text:style-name="P4">zone[0..1] auf zone[0..*] gestellt</text:p>
            </text:list-item>
            <text:list-item>
              <text:p text:style-name="P4">Gebietstyp auf RP_Objekt durch AG EGov</text:p>
            </text:list-item>
          </text:list>
        </text:list-item>
        <text:list-item>
          <text:p text:style-name="P4">RP_ErneuerbareEnergie</text:p>
          <text:list>
            <text:list-item>
              <text:p text:style-name="P4">Umbenennung von RP_Windenergienutzung</text:p>
            </text:list-item>
            <text:list-item>
              <text:p text:style-name="P4">Aufnahme von typ [0..1]</text:p>
            </text:list-item>
            <text:list-item>
              <text:p text:style-name="P4">Gebietstyp auf RP_Objekt durch AG EGov</text:p>
            </text:list-item>
          </text:list>
        </text:list-item>
        <text:list-item>
          <text:p text:style-name="P4">RP_ForstwirtschaftTypen</text:p>
          <text:list>
            <text:list-item>
              <text:p text:style-name="P4">Umbenennung von RP_NSM_ZweckbestimmungForstwirtschaft</text:p>
            </text:list-item>
            <text:list-item>
              <text:p text:style-name="P4">Aufnahme von Bannwald und Schonwald</text:p>
            </text:list-item>
            <text:list-item>
              <text:p text:style-name="P4">Aufnahme von SonstigeForstwirtschaft</text:p>
            </text:list-item>
            <text:list-item>
              <text:p text:style-name="P4">Aufnahme von Erhaltungsflaeche aus NRW-Schema</text:p>
            </text:list-item>
            <text:list-item>
              <text:p text:style-name="P4">Aufnahme von Entwicklungsflaeche aus NRW-Schema</text:p>
            </text:list-item>
            <text:list-item>
              <text:p text:style-name="P4">Aufnahme von GruenflaecheUeberwWandanteil aus NRW-Schema</text:p>
            </text:list-item>
            <text:list-item>
              <text:p text:style-name="P4">Weitere Umbenennung durch AG EGov</text:p>
            </text:list-item>
            <text:list-item>
              <text:p text:style-name="P4">- Aufnahme von Waldmehrung, Wladschutz und WaldmehrungErholung aus Sachsen</text:p>
            </text:list-item>
          </text:list>
        </text:list-item>
        <text:list-item>
          <text:p text:style-name="P4">RP_BodenschutzTypen</text:p>
          <text:list>
            <text:list-item>
              <text:p text:style-name="P4">Umbenennung von RP_NSM_ZweckbestimmungBodenschutz und durch AG EGov</text:p>
            </text:list-item>
            <text:list-item>
              <text:p text:style-name="P4">Aufnahme von Erosionsschutz (auch INSPIRE supplementary regulation 2_4_erosion)</text:p>
            </text:list-item>
            <text:list-item>
              <text:p text:style-name="P4">Aufnahme von SonstigerBodenschutz</text:p>
            </text:list-item>
          </text:list>
        </text:list-item>
        <text:list-item>
          <text:p text:style-name="P4">RP_BodenschatzTiefe</text:p>
          <text:list>
            <text:list-item>
              <text:p text:style-name="P4">Neue Enumeration</text:p>
            </text:list-item>
          </text:list>
        </text:list-item>
        <text:list-item>
          <text:p text:style-name="P4">RP_ZaesurTypen</text:p>
          <text:list>
            <text:list-item>
              <text:p text:style-name="P4">neue Enumeration</text:p>
            </text:list-item>
          </text:list>
        </text:list-item>
        <text:list-item>
          <text:p text:style-name="P4">RP_BergbauplanungTypen</text:p>
          <text:list>
            <text:list-item>
              <text:p text:style-name="P4"><text:soft-page-break/>neue Enumeration durch AG EGov</text:p>
            </text:list-item>
          </text:list>
        </text:list-item>
        <text:list-item>
          <text:p text:style-name="P4">RP_KulturlandschaftTypen</text:p>
          <text:list>
            <text:list-item>
              <text:p text:style-name="P4">neue Enumeration</text:p>
            </text:list-item>
          </text:list>
        </text:list-item>
        <text:list-item>
          <text:p text:style-name="P4">RP_LuftTypen</text:p>
          <text:list>
            <text:list-item>
              <text:p text:style-name="P4">Neue Enumeration</text:p>
            </text:list-item>
          </text:list>
        </text:list-item>
        <text:list-item>
          <text:p text:style-name="P4">RP_Bergbaufolgenutzung</text:p>
          <text:list>
            <text:list-item>
              <text:p text:style-name="P4">Umbenennung von RP_NSM_TagebauFolgenutzung</text:p>
            </text:list-item>
            <text:list-item>
              <text:p text:style-name="P4">Aufnahme von Gewaessern aus NRW-Schema</text:p>
            </text:list-item>
            <text:list-item>
              <text:p text:style-name="P4">Änderung von NaturUndLandschaft in naturLandschaft</text:p>
            </text:list-item>
            <text:list-item>
              <text:p text:style-name="P4">Aufnahme von Verkehr aus BB</text:p>
            </text:list-item>
            <text:list-item>
              <text:p text:style-name="P4">Aufnahme von Altbergbau aus Sachsen</text:p>
            </text:list-item>
          </text:list>
        </text:list-item>
        <text:list-item>
          <text:p text:style-name="P4">RP_LandwirtschaftTypen</text:p>
          <text:list>
            <text:list-item>
              <text:p text:style-name="P4">Umbenennung von RP_NSM_LandwirtschaftTypen</text:p>
            </text:list-item>
            <text:list-item>
              <text:p text:style-name="P4">Aufnahme von Weinbau</text:p>
            </text:list-item>
            <text:list-item>
              <text:p text:style-name="P4">Aufnahme von Agrarbrache aus NRW-Schema</text:p>
            </text:list-item>
            <text:list-item>
              <text:p text:style-name="P4">Aufnahme von AllgLandwirtschaftlNutzung aus NRW-Schema</text:p>
            </text:list-item>
            <text:list-item>
              <text:p text:style-name="P4">Aufnahme IntensivLandwirtschaft aus NRW-Schema</text:p>
            </text:list-item>
            <text:list-item>
              <text:p text:style-name="P4">Aufnahme BisherigerSiedlungsbereich aus NRW-Schema</text:p>
            </text:list-item>
            <text:list-item>
              <text:p text:style-name="P4">Aufnahme von SonstigeLandwirtschaft</text:p>
            </text:list-item>
            <text:list-item>
              <text:p text:style-name="P4">Aufnahme von Gruenlandbewirtschaftung</text:p>
            </text:list-item>
          </text:list>
        </text:list-item>
        <text:list-item>
          <text:p text:style-name="P4">RP_Zeitstufe</text:p>
          <text:list>
            <text:list-item>
              <text:p text:style-name="P4">Umbenennung von RP_NSM_Zeitstufe</text:p>
            </text:list-item>
            <text:list-item>
              <text:p text:style-name="P4">Umbenennung von Zeitstufe_1, Zeitstufe_2</text:p>
            </text:list-item>
          </text:list>
        </text:list-item>
        <text:list-item>
          <text:p text:style-name="P4">RP_RohstoffTypen</text:p>
          <text:list>
            <text:list-item>
              <text:p text:style-name="P4">Umbenennung von RP_Rohstoff durch AG EGov</text:p>
            </text:list-item>
            <text:list-item>
              <text:p text:style-name="P4">Aufnahme von Kaolin, Festgestein, Marmor, Monzonit, MikrogranitGranitporphyr, Gneis, Rhyolith, RhyolithQuarzporphyr aus Sachsen</text:p>
            </text:list-item>
            <text:list-item>
              <text:p text:style-name="P4">Aufnahme von SteineundErden aus Brandenburg</text:p>
            </text:list-item>
            <text:list-item>
              <text:p text:style-name="P4">Neuordnung Enumerationen</text:p>
            </text:list-item>
            <text:list-item>
              <text:p text:style-name="P4">Änderung Anhydridstein in Anhydritstein</text:p>
            </text:list-item>
            <text:list-item>
              <text:p text:style-name="P4">Änderung Bundsandstein in Buntsandstein</text:p>
            </text:list-item>
          </text:list>
        </text:list-item>
        <text:list-item>
          <text:p text:style-name="P4">RP_ErneuerbareEnergieTypen</text:p>
          <text:list>
            <text:list-item>
              <text:p text:style-name="P4">neue Enumeration</text:p>
            </text:list-item>
          </text:list>
        </text:list-item>
        <text:list-item>
          <text:p text:style-name="P4">RP_WasserschutzZone</text:p>
          <text:list>
            <text:list-item>
              <text:p text:style-name="P4">Umbenennung von Zone_1, Zone_2 und Zone_3</text:p>
            </text:list-item>
          </text:list>
        </text:list-item>
        <text:list-item>
          <text:p text:style-name="P4">RP_WasserschutzTypen</text:p>
          <text:list>
            <text:list-item>
              <text:p text:style-name="P4">Umbenennung von RP_NSM_ZweckbestimmungWasserschutz</text:p>
            </text:list-item>
            <text:list-item>
              <text:p text:style-name="P4">Aufnahme von SonstigerWasserschutz</text:p>
            </text:list-item>
            <text:list-item>
              <text:p text:style-name="P4">Aufnahme von EinzugsgebietTrinkwasser aus NRW-Schema</text:p>
            </text:list-item>
            <text:list-item>
              <text:p text:style-name="P4">Aufnahme von Grundwasservorkommen aus NRW-Schema</text:p>
            </text:list-item>
            <text:list-item>
              <text:p text:style-name="P4">Aufnahme von Oberflaechenwasserschutz aus RLP-Schema</text:p>
            </text:list-item>
            <text:list-item>
              <text:p text:style-name="P4">Weitere Umbenennung durch AG EGov</text:p>
            </text:list-item>
            <text:list-item>
              <text:p text:style-name="P4">Aufnahme von Trinkwasserschutz aus Sachsen</text:p>
            </text:list-item>
            <text:list-item>
              <text:p text:style-name="P4">Aufnahme Wasserversorgung aus Bayern</text:p>
            </text:list-item>
            <text:list-item>
              <text:p text:style-name="P4">Aufnahme Wasserschutzgebiet aus Bayern</text:p>
            </text:list-item>
          </text:list>
        </text:list-item>
        <text:list-item>
          <text:p text:style-name="P4">RP_SportanlageTypen</text:p>
          <text:list>
            <text:list-item>
              <text:p text:style-name="P4">Umbenennung von RP_NSM_RegionalBedeutsameSportanlageTypen</text:p>
            </text:list-item>
            <text:list-item>
              <text:p text:style-name="P4">Aufnahme von SonstigeSportanlage</text:p>
            </text:list-item>
            <text:list-item>
              <text:p text:style-name="P4">Ausgliederung von RegionalBedeutsam in RP_Bedeutsamkeit</text:p>
            </text:list-item>
          </text:list>
        </text:list-item>
        <text:list-item>
          <text:p text:style-name="P4">RP_HochwasserschutzTypen</text:p>
          <text:list>
            <text:list-item>
              <text:p text:style-name="P4">Umbenennung von RP_NSM_HochwasserschutzTypen</text:p>
            </text:list-item>
            <text:list-item>
              <text:p text:style-name="P4">Aufnahme von SonstigerHochwasserschutz</text:p>
            </text:list-item>
            <text:list-item>
              <text:p text:style-name="P4"><text:soft-page-break/>Aufnahme von Ueberschwemmungsgebiet</text:p>
            </text:list-item>
            <text:list-item>
              <text:p text:style-name="P4">Aufnahme von UeberschwemmungsgefaehrdeterBereich</text:p>
            </text:list-item>
            <text:list-item>
              <text:p text:style-name="P4">Aufnahme von HochwasserrueckhaltebeckenPolder aus RLP-Schema</text:p>
            </text:list-item>
            <text:list-item>
              <text:p text:style-name="P4">Aufnahme von FreizuhaltenderFreiraumbereich aus NRW-Schema</text:p>
            </text:list-item>
            <text:list-item>
              <text:p text:style-name="P4">Aufnahme von DeichgeschuetztesGebiet aus NRW-Schema</text:p>
            </text:list-item>
            <text:list-item>
              <text:p text:style-name="P4">Aufnahme von RisikobereichHochwasser</text:p>
            </text:list-item>
            <text:list-item>
              <text:p text:style-name="P4">Änderung der Enumerations nach Relevanz</text:p>
            </text:list-item>
            <text:list-item>
              <text:p text:style-name="P4">Aufnahme von Retentionsraum durch AG EGov</text:p>
            </text:list-item>
            <text:list-item>
              <text:p text:style-name="P4">Aufnahme von PotenziellerRetentionsraum aus Sachsen</text:p>
            </text:list-item>
            <text:list-item>
              <text:p text:style-name="P4">Aufnahme von Deichrueckverlegung aus Sachsen</text:p>
            </text:list-item>
            <text:list-item>
              <text:p text:style-name="P4">Aufnahme von TechnischerHochwasserschutz aus Sachsen</text:p>
            </text:list-item>
          </text:list>
        </text:list-item>
        <text:list-item>
          <text:p text:style-name="P4">RP_RadwegWanderwegTypen</text:p>
          <text:list>
            <text:list-item>
              <text:p text:style-name="P4">Umbenennung von RP_NSM_RegionalBedeutsamerWanderwegTypen</text:p>
            </text:list-item>
            <text:list-item>
              <text:p text:style-name="P4">Aufnahme von SonstigeWanderwege</text:p>
            </text:list-item>
            <text:list-item>
              <text:p text:style-name="P4">Ausgliederung von RegionalBedeutsam in RP_Bedeutsamkeit</text:p>
            </text:list-item>
            <text:list-item>
              <text:p text:style-name="P4">Entnahme von Radwandern_geplant (in RP_Bestand in RP_Objekt)</text:p>
            </text:list-item>
          </text:list>
        </text:list-item>
        <text:list-item>
          <text:p text:style-name="P4">RP_BesondereTourismusErholungTypen</text:p>
          <text:list>
            <text:list-item>
              <text:p text:style-name="P4">Neue Enumerationen</text:p>
            </text:list-item>
          </text:list>
        </text:list-item>
        <text:list-item>
          <text:p text:style-name="P4">RP_TourismusTypen</text:p>
          <text:list>
            <text:list-item>
              <text:p text:style-name="P4">Neue Enumeration auf Basis von RP_NSM_TourismusTypen</text:p>
            </text:list-item>
            <text:list-item>
              <text:p text:style-name="P4">Umbenennung von RP_NSM_Tourismus</text:p>
            </text:list-item>
            <text:list-item>
              <text:p text:style-name="P4">Aufnahme SonstigerTourismus</text:p>
            </text:list-item>
            <text:list-item>
              <text:p text:style-name="P4">Änderung TourismusErholung in Tourismus</text:p>
            </text:list-item>
            <text:list-item>
              <text:p text:style-name="P4">Ausgliederung RP_BesondereTourismusErholungTypen</text:p>
            </text:list-item>
          </text:list>
        </text:list-item>
        <text:list-item>
          <text:p text:style-name="P4">RP_ErholungTypen</text:p>
          <text:list>
            <text:list-item>
              <text:p text:style-name="P4">Umbenennung vonR P_NSM_ErholungTypen</text:p>
            </text:list-item>
            <text:list-item>
              <text:p text:style-name="P4">Aufnahme von SonstigeErholung</text:p>
            </text:list-item>
            <text:list-item>
              <text:p text:style-name="P4">Aufnahme von Freizeitanlage</text:p>
            </text:list-item>
            <text:list-item>
              <text:p text:style-name="P4">Entnahme von Bedeutsamkeit</text:p>
            </text:list-item>
            <text:list-item>
              <text:p text:style-name="P4">Ausgliederung RP_BesondereTourismusErholungTypen</text:p>
            </text:list-item>
            <text:list-item>
              <text:p text:style-name="P4">Aufnahme ErholungslandschaftAlpen aus BAyern</text:p>
            </text:list-item>
          </text:list>
        </text:list-item>
        <text:list-item>
          <text:p text:style-name="P4">RP_NaturLandschaftTypen</text:p>
          <text:list>
            <text:list-item>
              <text:p text:style-name="P4">Umbenennung von RP_NSM_NaturschutzTypen</text:p>
            </text:list-item>
            <text:list-item>
              <text:p text:style-name="P4">Aufnahme von SonstigerNaturLandschaftSchutz</text:p>
            </text:list-item>
            <text:list-item>
              <text:p text:style-name="P4">Aufnahme von Flurchdurchgruenung</text:p>
            </text:list-item>
            <text:list-item>
              <text:p text:style-name="P4">Aufnahme von UnzerschnitteneRaeume</text:p>
            </text:list-item>
            <text:list-item>
              <text:p text:style-name="P4">Aufnahme von Feuchtgebiet aus NRW-Schema</text:p>
            </text:list-item>
            <text:list-item>
              <text:p text:style-name="P4">Aufnahme von Naturdenkmal aus NRW-Schema</text:p>
            </text:list-item>
            <text:list-item>
              <text:p text:style-name="P4">Aufnahme von OekologischesVerbundsssystem</text:p>
            </text:list-item>
            <text:list-item>
              <text:p text:style-name="P4">Aufnahem von RP_NSM_LandschaftsschutzTypen</text:p>
            </text:list-item>
            <text:list-item>
              <text:p text:style-name="P4">Aufnahme von Naturlandschaft</text:p>
            </text:list-item>
            <text:list-item>
              <text:p text:style-name="P4">Aufnahme von Biotop</text:p>
            </text:list-item>
            <text:list-item>
              <text:p text:style-name="P4">Aufnahme von Landschaftsstruktur aus NRW-Schema</text:p>
            </text:list-item>
            <text:list-item>
              <text:p text:style-name="P4">Aufnahme von LandschaftsgebErholung aus NRW-Schema</text:p>
            </text:list-item>
            <text:list-item>
              <text:p text:style-name="P4">Aufnahme von Landschaftsschutzgebiet aus NRW Schema</text:p>
            </text:list-item>
            <text:list-item>
              <text:p text:style-name="P4">Aufnahme von Landschaftspraegend</text:p>
            </text:list-item>
            <text:list-item>
              <text:p text:style-name="P4">Änderung der Enumerationen durch AG EGov</text:p>
            </text:list-item>
            <text:list-item>
              <text:p text:style-name="P4">Aufnahme von SchutzderNatur, z.B. aus NRW-SchemaAufnahme von UnzerschnitteneVerkehrsarmeRaeume aus Sachsen/Bayern</text:p>
            </text:list-item>
            <text:list-item>
              <text:p text:style-name="P4">Aufnahme von Biotopverbund aus RLP-SchemaAufnahme von ArtenBiotopschutz aus RLP-SchemaAufnahme von OekologischerRaum aus Hessen</text:p>
            </text:list-item>
            <text:list-item>
              <text:p text:style-name="P4">Aufnahme von Regionalpark aus Hessen</text:p>
            </text:list-item>
            <text:list-item>
              <text:p text:style-name="P4"><text:soft-page-break/>Aufnahme von Alpenpark aus Bayern</text:p>
            </text:list-item>
          </text:list>
        </text:list-item>
      </text:list>
      <text:p text:style-name="P1"/>
      <text:p text:style-name="P1">RP_Infrastruktur</text:p>
      <text:list xml:id="list6115286551954734971" text:style-name="WW8Num3">
        <text:list-item>
          <text:p text:style-name="P5">RP_Verkehr</text:p>
          <text:list>
            <text:list-item>
              <text:p text:style-name="P5">Übernahme von status[0..1] und bezeichnung [0..1] aus RP_VerkehrStatus aus RP_NSM_Strassenverkehr, RP_NSM_Schienenverkehr, RP_NSM_Wasserverkehr, RP_NSM_Luftverkehr</text:p>
            </text:list-item>
            <text:list-item>
              <text:p text:style-name="P5">typ [0..1] wurde auf [0..*] gestellt</text:p>
            </text:list-item>
            <text:list-item>
              <text:p text:style-name="P5">Gebietstyp auf RP_Objekt durch AG EGov</text:p>
            </text:list-item>
            <text:list-item>
              <text:p text:style-name="P5">Änderung status [0..1] auf [0..*]</text:p>
            </text:list-item>
          </text:list>
        </text:list-item>
        <text:list-item>
          <text:p text:style-name="P5">RP_Strassenverkehr</text:p>
          <text:list>
            <text:list-item>
              <text:p text:style-name="P5">Umbenennung von RP_NSM_Strassenverkehr</text:p>
            </text:list-item>
            <text:list-item>
              <text:p text:style-name="P5">status und bezeichnung auf RP_Verkehr</text:p>
            </text:list-item>
            <text:list-item>
              <text:p text:style-name="P5">Entnahme von sonstTyp [0..1]</text:p>
            </text:list-item>
            <text:list-item>
              <text:p text:style-name="P5">Aufnahme von besondererTyp</text:p>
            </text:list-item>
            <text:list-item>
              <text:p text:style-name="P5">typ von [0..1] auf [0..*]</text:p>
            </text:list-item>
          </text:list>
        </text:list-item>
        <text:list-item>
          <text:p text:style-name="P5">RP_Schienenverkehr</text:p>
          <text:list>
            <text:list-item>
              <text:p text:style-name="P5">Umbeennung von RP_NSM_Schienenverkehr</text:p>
            </text:list-item>
            <text:list-item>
              <text:p text:style-name="P5">status und bezeichnung auf RP_Verkehr</text:p>
            </text:list-item>
            <text:list-item>
              <text:p text:style-name="P5">Entnahme von sonstTyp</text:p>
            </text:list-item>
            <text:list-item>
              <text:p text:style-name="P5">Aufnahme von besondererTyp</text:p>
            </text:list-item>
            <text:list-item>
              <text:p text:style-name="P5">typ [0..1] auf [0..*]</text:p>
            </text:list-item>
          </text:list>
        </text:list-item>
        <text:list-item>
          <text:p text:style-name="P5">RP_Luftverkehr</text:p>
          <text:list>
            <text:list-item>
              <text:p text:style-name="P5">Umbenennung von RP_NSM_Luftverkehr</text:p>
            </text:list-item>
            <text:list-item>
              <text:p text:style-name="P5">status und bezeichnung auf RP_Verkehr</text:p>
            </text:list-item>
            <text:list-item>
              <text:p text:style-name="P5">typ von [0..1] auf [0..*]</text:p>
            </text:list-item>
          </text:list>
        </text:list-item>
        <text:list-item>
          <text:p text:style-name="P5">RP_SonstVerkehr</text:p>
          <text:list>
            <text:list-item>
              <text:p text:style-name="P5">Umbenennung von RP_NSM_Sonstverkehr</text:p>
            </text:list-item>
            <text:list-item>
              <text:p text:style-name="P5">bezeichnung auf RP_Verkehr</text:p>
            </text:list-item>
          </text:list>
        </text:list-item>
        <text:list-item>
          <text:p text:style-name="P5">RP_Wasserverkehr</text:p>
          <text:list>
            <text:list-item>
              <text:p text:style-name="P5">Umbenennung von RP_NSM_Wasserverkehr</text:p>
            </text:list-item>
            <text:list-item>
              <text:p text:style-name="P5">status und bezeichnung auf RP_Verkehr</text:p>
            </text:list-item>
            <text:list-item>
              <text:p text:style-name="P5">Entnahme von sonstTyp</text:p>
            </text:list-item>
            <text:list-item>
              <text:p text:style-name="P5">typ von [0..1] auf [0..*]</text:p>
            </text:list-item>
          </text:list>
        </text:list-item>
        <text:list-item>
          <text:p text:style-name="P5">RP_Entsorgung</text:p>
          <text:list>
            <text:list-item>
              <text:p text:style-name="P5">RP_NSM_Abwasser und RP_NSM_Abfallentsorgung wurde inkorporiert</text:p>
            </text:list-item>
            <text:list-item>
              <text:p text:style-name="P5">typAW[0..1] und typAW[0..1] auf [0..*] geändert</text:p>
            </text:list-item>
            <text:list-item>
              <text:p text:style-name="P5">Gebietstyp auf RP_Objekt durch AG EGov</text:p>
            </text:list-item>
            <text:list-item>
              <text:p text:style-name="P5">Entnahme von typ[0..1]:RP_EntsorgungTypen</text:p>
            </text:list-item>
            <text:list-item>
              <text:p text:style-name="P5">Aufnahme von abfallTyp[0..*]: RP_AbfallTypen</text:p>
            </text:list-item>
          </text:list>
        </text:list-item>
        <text:list-item>
          <text:p text:style-name="P5">RP_Energieversorgung</text:p>
          <text:list>
            <text:list-item>
              <text:p text:style-name="P5">RP_NSM_EnergieversorgungTypen wurdne inkorporiert</text:p>
            </text:list-item>
            <text:list-item>
              <text:p text:style-name="P5">typ[0..1] auf [0..*] gestellt</text:p>
            </text:list-item>
            <text:list-item>
              <text:p text:style-name="P5">Entnahme von RP_EnergieversorgungStatus [in RP_Objekt -&gt; XP_Rechtsstand]</text:p>
            </text:list-item>
            <text:list-item>
              <text:p text:style-name="P5">Gebietstyp auf RP_Objekt durch AG EGov</text:p>
            </text:list-item>
          </text:list>
        </text:list-item>
        <text:list-item>
          <text:p text:style-name="P5">RP_Kommunikation</text:p>
          <text:list>
            <text:list-item>
              <text:p text:style-name="P5">Erweiterung um typ[0..1]</text:p>
            </text:list-item>
            <text:list-item>
              <text:p text:style-name="P5">Gebietstyp auf RP_Objekt durch AG EGov</text:p>
            </text:list-item>
          </text:list>
        </text:list-item>
        <text:list-item>
          <text:p text:style-name="P5">RP_Laermschutzbereich</text:p>
          <text:list>
            <text:list-item>
              <text:p text:style-name="P5">Inkorporation von RP_Laermschutzbereich</text:p>
            </text:list-item>
            <text:list-item>
              <text:p text:style-name="P5">Gebietstyp auf RP_Objekt durch AG EGov</text:p>
            </text:list-item>
            <text:list-item>
              <text:p text:style-name="P5">Umbenennung von RP_Laermschutzbereich durch AG EGov</text:p>
            </text:list-item>
          </text:list>
        </text:list-item>
        <text:list-item>
          <text:p text:style-name="P5"><text:soft-page-break/>RP_Wasserwirtschaft</text:p>
          <text:list>
            <text:list-item>
              <text:p text:style-name="P5">typ [0..1] auf typ [0..*] gesetzt</text:p>
            </text:list-item>
            <text:list-item>
              <text:p text:style-name="P5">Gebietstyp auf RP_Objekt durch AG EGov</text:p>
            </text:list-item>
          </text:list>
        </text:list-item>
        <text:list-item>
          <text:p text:style-name="P5">RP_SozialeInfrastruktur</text:p>
          <text:list>
            <text:list-item>
              <text:p text:style-name="P5">typ [0..1] auf typ [0..*] gesetzt</text:p>
            </text:list-item>
            <text:list-item>
              <text:p text:style-name="P5">Gebietstyp auf RP_Objekt durch AG EGov</text:p>
            </text:list-item>
          </text:list>
        </text:list-item>
        <text:list-item>
          <text:p text:style-name="P5">RP_SonstigeInfrastruktur</text:p>
          <text:list>
            <text:list-item>
              <text:p text:style-name="P5">Gebietstyp auf RP_Objekt durch AG EGov</text:p>
            </text:list-item>
          </text:list>
        </text:list-item>
        <text:list-item>
          <text:p text:style-name="P5">RP_StrassenverkehrTypen</text:p>
          <text:list>
            <text:list-item>
              <text:p text:style-name="P5">Umbenennung von RP_NSM_StrassenverkehrTypen</text:p>
            </text:list-item>
            <text:list-item>
              <text:p text:style-name="P5">Aufnahme von SonstigerStrassenverkehr</text:p>
            </text:list-item>
            <text:list-item>
              <text:p text:style-name="P5">Ausgliederung von BesondereStrassenverkehrTypen</text:p>
            </text:list-item>
            <text:list-item>
              <text:p text:style-name="P5">Aufnahme von Strassenverkehr, Bundesstrasse, Staatsstrasse, Landesstrasse, Kreisstrasse, Trasse und Busverkehr</text:p>
            </text:list-item>
            <text:list-item>
              <text:p text:style-name="P5">Aufnahme Fernstrasse aus Hessen</text:p>
            </text:list-item>
            <text:list-item>
              <text:p text:style-name="P5">Entnahme von BedeutsamFlaechenerschliessend</text:p>
            </text:list-item>
            <text:list-item>
              <text:p text:style-name="P5">Entnahme von Faehrverkehr</text:p>
            </text:list-item>
          </text:list>
        </text:list-item>
        <text:list-item>
          <text:p text:style-name="P5">RP_BesondereStrassenverkehrTypen</text:p>
          <text:list>
            <text:list-item>
              <text:p text:style-name="P5">ausgegliedert aus RP_StrassenverkehrTypen</text:p>
            </text:list-item>
            <text:list-item>
              <text:p text:style-name="P5">Aufnahme zweifstreifig aus Hessen</text:p>
            </text:list-item>
            <text:list-item>
              <text:p text:style-name="P5">Aufnahme von dreistreifig aus Hessen<text:line-break/>Aufnahme von GruenbrueckeQuerungsmoeglichkeit aus RLP-Schema</text:p>
            </text:list-item>
          </text:list>
        </text:list-item>
        <text:list-item>
          <text:p text:style-name="P5">RP_SchienenverkehrTypen</text:p>
          <text:list>
            <text:list-item>
              <text:p text:style-name="P5">Umbenennung von RP_NSM_SchienenverkehrTypen<text:line-break/>Aufnahme von SonstigerSchienenverkehr</text:p>
            </text:list-item>
            <text:list-item>
              <text:p text:style-name="P5">Aufnahme von Hochgeschwindigkeitsverkehr</text:p>
            </text:list-item>
            <text:list-item>
              <text:p text:style-name="P5">Aufnahme von Bahnhof</text:p>
            </text:list-item>
            <text:list-item>
              <text:p text:style-name="P5">Aufnahme von SBahn</text:p>
            </text:list-item>
            <text:list-item>
              <text:p text:style-name="P5">Aufnahme von Strassenbahn aus NRW-Schema</text:p>
            </text:list-item>
            <text:list-item>
              <text:p text:style-name="P5">Aufsgliederung von BesondereSchienenverkehrTypen</text:p>
            </text:list-item>
            <text:list-item>
              <text:p text:style-name="P5">Aufnahme von bahnbetriebsgelaende aus NRW-Schema</text:p>
            </text:list-item>
            <text:list-item>
              <text:p text:style-name="P5">Aufnahme von Schienenverkehr, Trasse, Eisenbahnstrecke, AnlageMitGrossemFlaechenbedarf</text:p>
            </text:list-item>
            <text:list-item>
              <text:p text:style-name="P5">Änderung der enumerations durch AG EGov</text:p>
            </text:list-item>
            <text:list-item>
              <text:p text:style-name="P5">Umbenennung von ParkAndRideBikeAndRide</text:p>
            </text:list-item>
            <text:list-item>
              <text:p text:style-name="P5">Aufnahme UBahn aus Bayern</text:p>
            </text:list-item>
          </text:list>
        </text:list-item>
        <text:list-item>
          <text:p text:style-name="P5">RP_BesondereSchienenverkehrTypen</text:p>
          <text:list>
            <text:list-item>
              <text:p text:style-name="P5">Aus RP_NSM_Schienenverkehr ausgegliedert</text:p>
            </text:list-item>
            <text:list-item>
              <text:p text:style-name="P5">Aufnahme MitFernverkehrsfunktion</text:p>
            </text:list-item>
            <text:list-item>
              <text:p text:style-name="P5">Änderung von Enuemrationszahlen</text:p>
            </text:list-item>
            <text:list-item>
              <text:p text:style-name="P5">Aufnahme von RaeumlicherFreihaltungentwidmeterBahntrassen aus RLP</text:p>
            </text:list-item>
            <text:list-item>
              <text:p text:style-name="P5">Aufnahme von Personenverkehr und Gueterverkehr aus Sachsen</text:p>
            </text:list-item>
            <text:list-item>
              <text:p text:style-name="P5">Umbenennung OhneBetriebTrassensicherung in OhneBetrieb</text:p>
            </text:list-item>
            <text:list-item>
              <text:p text:style-name="P5">Aufnahme NachnutzungstillgelegterStrecken</text:p>
            </text:list-item>
            <text:list-item>
              <text:p text:style-name="P5">Aufnahme Fernverkehr aus Bayern</text:p>
            </text:list-item>
            <text:list-item>
              <text:p text:style-name="P5">Aufnahme nahverkehr aus Bayern</text:p>
            </text:list-item>
          </text:list>
        </text:list-item>
        <text:list-item>
          <text:p text:style-name="P5">RP_LuftverkehrTypen</text:p>
          <text:list>
            <text:list-item>
              <text:p text:style-name="P5">Umbenennung von RP_NSM_LuftverkehrTypen</text:p>
            </text:list-item>
            <text:list-item>
              <text:p text:style-name="P5">Aufnahme von InternationalerFlughafen</text:p>
            </text:list-item>
            <text:list-item>
              <text:p text:style-name="P5">Aufnahme von InternationalerVerkehrsflughafen</text:p>
            </text:list-item>
            <text:list-item>
              <text:p text:style-name="P5">Aufnahme von SonstigerLuftverkehr</text:p>
            </text:list-item>
            <text:list-item>
              <text:p text:style-name="P5">Aufnahme von Flughafenentwicklung</text:p>
            </text:list-item>
            <text:list-item>
              <text:p text:style-name="P5"><text:soft-page-break/>Aufnahme von Militaerflughafen aus NRW Schema</text:p>
            </text:list-item>
            <text:list-item>
              <text:p text:style-name="P5">Aufnahme von Landeplatz, Landebahn und Hubschrauberlandeplatz aus NRW Schema</text:p>
            </text:list-item>
            <text:list-item>
              <text:p text:style-name="P5">Aufnahme von Segelflugplatz</text:p>
            </text:list-item>
            <text:list-item>
              <text:p text:style-name="P5">Aufnahme von Flugplatz</text:p>
            </text:list-item>
          </text:list>
        </text:list-item>
        <text:list-item>
          <text:p text:style-name="P5">RP_SonstVerkehrTypen</text:p>
          <text:list>
            <text:list-item>
              <text:p text:style-name="P5">Umbenennung von RP_NSM_SonstVerkehrTypen</text:p>
            </text:list-item>
            <text:list-item>
              <text:p text:style-name="P5">Aufnahme von TerminalkombinierterVerkehr</text:p>
            </text:list-item>
            <text:list-item>
              <text:p text:style-name="P5">Aufnahme von Verkehrsanlage</text:p>
            </text:list-item>
            <text:list-item>
              <text:p text:style-name="P5">Aufnahme von SonstigerVerkehr</text:p>
            </text:list-item>
            <text:list-item>
              <text:p text:style-name="P5">Aufnahme von ParkandRideBikeandRide</text:p>
            </text:list-item>
            <text:list-item>
              <text:p text:style-name="P5">Aufnahme von VerknuepfungspunktBahnBus</text:p>
            </text:list-item>
            <text:list-item>
              <text:p text:style-name="P5">Auslagerung von Bedeutsamkeiten</text:p>
            </text:list-item>
            <text:list-item>
              <text:p text:style-name="P5">Aufnahme von Logistikzentrum aus NRW-SchemaAufnahme von Infrastrukturkorridor aus MV</text:p>
            </text:list-item>
            <text:list-item>
              <text:p text:style-name="P5">Aufnahme von Faehrverkehr durch AG EGov</text:p>
            </text:list-item>
            <text:list-item>
              <text:p text:style-name="P5">Aufnahme von OEPNV</text:p>
            </text:list-item>
          </text:list>
        </text:list-item>
        <text:list-item>
          <text:p text:style-name="P5">RP_WasserverkehrTypen</text:p>
          <text:list>
            <text:list-item>
              <text:p text:style-name="P5">Umbenennung von RP_NSM_WasserverkehrTypen</text:p>
            </text:list-item>
            <text:list-item>
              <text:p text:style-name="P5">Aufnahme von SonstigerWasserverkehr</text:p>
            </text:list-item>
            <text:list-item>
              <text:p text:style-name="P5">Aufnahme von Wasserstrasse</text:p>
            </text:list-item>
            <text:list-item>
              <text:p text:style-name="P5">Ausgliederung von Enumerationen in RP_Bedeutsamkeit</text:p>
            </text:list-item>
            <text:list-item>
              <text:p text:style-name="P5">Umbenennung von Schleuse_Hebewerk</text:p>
            </text:list-item>
            <text:list-item>
              <text:p text:style-name="P5">Aufteilung von enumerationen Seehafen_Binnenhafen</text:p>
            </text:list-item>
            <text:list-item>
              <text:p text:style-name="P5">Änderung von Enumerations</text:p>
            </text:list-item>
            <text:list-item>
              <text:p text:style-name="P5">Entnahme von Faehrverkehr</text:p>
            </text:list-item>
            <text:list-item>
              <text:p text:style-name="P5">Aufnahme von Laende aus Bayern</text:p>
            </text:list-item>
          </text:list>
        </text:list-item>
        <text:list-item>
          <text:p text:style-name="P5">RP_VerkehrStatus</text:p>
          <text:list>
            <text:list-item>
              <text:p text:style-name="P5">Zusammenfassung von RP_NSM_StrassenverkehrStatus, RP_NSM_WasserverkehrStatus, RP_SchienenverkehrStatus, RP_LuftverkehrStatus</text:p>
            </text:list-item>
            <text:list-item>
              <text:p text:style-name="P5">Aufnahme von VorhPlanfestgestLinienbestGrobtrasse aus NRW-Schema</text:p>
            </text:list-item>
            <text:list-item>
              <text:p text:style-name="P5">Aufnahme von BedarfsplanmassnahmeOhneraeumlFestlegung aus NRW-Schema</text:p>
            </text:list-item>
            <text:list-item>
              <text:p text:style-name="P5">Aufnahme von SonstigerVerkehrStatus aus NRW-Schema</text:p>
            </text:list-item>
            <text:list-item>
              <text:p text:style-name="P5">Änderung von Geplant_LinienfuehrungOffen in GeplantLinienfuehrungOffen<text:line-break/>Aufnahme von Korridor auf Basis von BB und AG EGov</text:p>
            </text:list-item>
            <text:list-item>
              <text:p text:style-name="P5">Aufnahme ImBau durch AG EGov</text:p>
            </text:list-item>
            <text:list-item>
              <text:p text:style-name="P5">Aufnahme von Sicherung aus Sachsen</text:p>
            </text:list-item>
            <text:list-item>
              <text:p text:style-name="P5">Entnahme von Bestand/Geplant, da Dopplung mit XP_Rechtsstand</text:p>
            </text:list-item>
            <text:list-item>
              <text:p text:style-name="P5">Aufnahme von Verlegung aus Bayern</text:p>
            </text:list-item>
          </text:list>
        </text:list-item>
        <text:list-item>
          <text:p text:style-name="P5">RP_EnergieversorgungTypen</text:p>
          <text:list>
            <text:list-item>
              <text:p text:style-name="P5">Erweiterung um RP_NSM_EnergieversorgungTypen</text:p>
            </text:list-item>
            <text:list-item>
              <text:p text:style-name="P5">Aufnahme von Raffinerie</text:p>
            </text:list-item>
            <text:list-item>
              <text:p text:style-name="P5">Auslagerung von Primaerenergie in RP_PrimaerenergieTypen</text:p>
            </text:list-item>
            <text:list-item>
              <text:p text:style-name="P5">Auslagerung von Spannung in RP_Spannung</text:p>
            </text:list-item>
            <text:list-item>
              <text:p text:style-name="P5">Aufnahme von Leitungsabbau</text:p>
            </text:list-item>
            <text:list-item>
              <text:p text:style-name="P5">Umbenennung von Kabeltrasse_Netzanbindung</text:p>
            </text:list-item>
            <text:list-item>
              <text:p text:style-name="P5">Änderung Enumerations</text:p>
            </text:list-item>
            <text:list-item>
              <text:p text:style-name="P5">Entnahme von Rohrfernleitung</text:p>
            </text:list-item>
          </text:list>
        </text:list-item>
        <text:list-item>
          <text:p text:style-name="P5">RP_SpannungTypen</text:p>
          <text:list>
            <text:list-item>
              <text:p text:style-name="P5">neue Enumeration</text:p>
            </text:list-item>
          </text:list>
        </text:list-item>
        <text:list-item>
          <text:p text:style-name="P5">RP_KommunikationTypen</text:p>
          <text:list>
            <text:list-item>
              <text:p text:style-name="P5">neue enumeration</text:p>
            </text:list-item>
          </text:list>
        </text:list-item>
        <text:list-item>
          <text:p text:style-name="P5">RP_PrimaerenergieTypen</text:p>
          <text:list>
            <text:list-item>
              <text:p text:style-name="P5"><text:soft-page-break/>Neue Enumeration (ausgegliedert aus RP_EnergieversorgungTypen)</text:p>
            </text:list-item>
          </text:list>
        </text:list-item>
        <text:list-item>
          <text:p text:style-name="P5">RP_LaermschutzTypen</text:p>
          <text:list>
            <text:list-item>
              <text:p text:style-name="P5">Umbenennung von RP_NSM_LaermschutzTypen</text:p>
            </text:list-item>
            <text:list-item>
              <text:p text:style-name="P5">Aufnahme von SonstigerLaermschutzBauschutz</text:p>
            </text:list-item>
            <text:list-item>
              <text:p text:style-name="P5">Entnahme von Siedlungszaesur (Aufgenommen aus RP_GruenzugGruenzaesur)</text:p>
            </text:list-item>
            <text:list-item>
              <text:p text:style-name="P5">Aufnahme von ZoneA, ZoneB und ZoneC</text:p>
            </text:list-item>
          </text:list>
        </text:list-item>
        <text:list-item>
          <text:p text:style-name="P5">RP_WasserwirtschaftTypen</text:p>
          <text:list>
            <text:list-item>
              <text:p text:style-name="P5">Aufnahme von Talsperre</text:p>
            </text:list-item>
            <text:list-item>
              <text:p text:style-name="P5">Aufnahme von PumpwerkSchoepfwerk</text:p>
            </text:list-item>
            <text:list-item>
              <text:p text:style-name="P5">Änderung von TalsperreStautdammDeich auf StaudammDeich</text:p>
            </text:list-item>
            <text:list-item>
              <text:p text:style-name="P5">Änderung von TalsperreSpeicherbecken auf Speicherbecken</text:p>
            </text:list-item>
            <text:list-item>
              <text:p text:style-name="P5">Änderung von Rückhaltebecken auf Rueckhaltebecken</text:p>
            </text:list-item>
          </text:list>
        </text:list-item>
        <text:list-item>
          <text:p text:style-name="P5">RP_AbfallentsorgungTypen</text:p>
          <text:list>
            <text:list-item>
              <text:p text:style-name="P5">Umbenennung von RP_NSM_AbfallentsorgungTypen</text:p>
            </text:list-item>
            <text:list-item>
              <text:p text:style-name="P5">Aufnahme von Umladestation</text:p>
            </text:list-item>
            <text:list-item>
              <text:p text:style-name="P5">Aufnahme von SonstigeAbfallentsorgung</text:p>
            </text:list-item>
            <text:list-item>
              <text:p text:style-name="P5">Auslagerung von RP_AbfallTypen</text:p>
            </text:list-item>
          </text:list>
        </text:list-item>
        <text:list-item>
          <text:p text:style-name="P5">RP_SozialeInfrastrukturTypen</text:p>
          <text:list>
            <text:list-item>
              <text:p text:style-name="P5">Erweiterung Bildung in BildungForschung</text:p>
            </text:list-item>
            <text:list-item>
              <text:p text:style-name="P5">Aufnahme von Hochschule, Krankenhaus und Polizei aus dem NRW-Schema</text:p>
            </text:list-item>
          </text:list>
        </text:list-item>
        <text:list-item>
          <text:p text:style-name="P5">RP_AbfallTypen</text:p>
          <text:list>
            <text:list-item>
              <text:p text:style-name="P5">Neue Enumeration (aus RP_AbfallentsorgungTypen ausgegliedert)</text:p>
            </text:list-item>
          </text:list>
        </text:list-item>
        <text:list-item>
          <text:p text:style-name="P5">RP_AbwasserTypen</text:p>
          <text:list>
            <text:list-item>
              <text:p text:style-name="P5">Umbenennung von RP_NSM_AbwasserTypen</text:p>
            </text:list-item>
            <text:list-item>
              <text:p text:style-name="P5">Aufnahme von Abwasserbehandlungsanlage</text:p>
            </text:list-item>
            <text:list-item>
              <text:p text:style-name="P5">Aufnahme von SonstigeAbwasserinfrastruktur</text:p>
            </text:list-item>
            <text:list-item>
              <text:p text:style-name="P5">Aufnahme von Klaeranlage</text:p>
            </text:list-item>
            <text:list-item>
              <text:p text:style-name="P5">Änderung von Enumerations</text:p>
            </text:list-item>
          </text:list>
        </text:list-item>
      </text:list>
      <text:p text:style-name="P2"/>
      <text:p text:style-name="P1">RP_Siedlungsstruktur</text:p>
      <text:list xml:id="list4561422958640797744" text:style-name="WW8Num4">
        <text:list-item>
          <text:p text:style-name="P6">RP_Raumkategorie</text:p>
          <text:list>
            <text:list-item>
              <text:p text:style-name="P6">RP_NSM_Raumkategorie wurde inkorporiert</text:p>
            </text:list-item>
            <text:list-item>
              <text:p text:style-name="P6">typ [0..1] auf [0..*]</text:p>
            </text:list-item>
            <text:list-item>
              <text:p text:style-name="P6">Aufnahme besondererTyp durch AG EGov</text:p>
            </text:list-item>
          </text:list>
        </text:list-item>
        <text:list-item>
          <text:p text:style-name="P6">RP_Achse</text:p>
          <text:list>
            <text:list-item>
              <text:p text:style-name="P6">RP_NSM_Achse wurde inkorporiert</text:p>
            </text:list-item>
            <text:list-item>
              <text:p text:style-name="P6">Auf Ableitung von RP_Geometrieobjekt statt RP_Linienobjekt gestellt</text:p>
            </text:list-item>
            <text:list-item>
              <text:p text:style-name="P6">Änderung von typ [0..1] auf [0..*]</text:p>
            </text:list-item>
          </text:list>
        </text:list-item>
        <text:list-item>
          <text:p text:style-name="P6">RP_Sperrgebiet</text:p>
          <text:list>
            <text:list-item>
              <text:p text:style-name="P6">RP_NSM_Sperrgebiet wurde inkorporiert</text:p>
            </text:list-item>
          </text:list>
        </text:list-item>
        <text:list-item>
          <text:p text:style-name="P6">RP_ZentralerOrt</text:p>
          <text:list>
            <text:list-item>
              <text:p text:style-name="P6">funktion [0..1] wurde von AG EGov auf typ [1..*] gestellt</text:p>
            </text:list-item>
            <text:list-item>
              <text:p text:style-name="P6">RP_NSM_Zentraler_Ort wurde inkorporiert</text:p>
            </text:list-item>
            <text:list-item>
              <text:p text:style-name="P6">Aufnahme sonstigerTyp [0..*]</text:p>
            </text:list-item>
          </text:list>
        </text:list-item>
        <text:list-item>
          <text:p text:style-name="P6">RP_Funktionszuweisung</text:p>
          <text:list>
            <text:list-item>
              <text:p text:style-name="P6">Neuer FeatureType durch AG EGov</text:p>
            </text:list-item>
            <text:list-item>
              <text:p text:style-name="P6">Früher RP_Gemeindefunktion</text:p>
            </text:list-item>
          </text:list>
        </text:list-item>
        <text:list-item>
          <text:p text:style-name="P6">RP_Siedlung</text:p>
          <text:list>
            <text:list-item>
              <text:p text:style-name="P6">RP_NSM_ASB und RP_NSM_GIB wurden inkorporiert</text:p>
            </text:list-item>
            <text:list-item>
              <text:p text:style-name="P6">Zweckbindung [0..1]: boolean hinzugefuegt</text:p>
            </text:list-item>
            <text:list-item>
              <text:p text:style-name="P6">Ausgliederung von RP_WohnenSiedlung<text:line-break/>Ausgliederung von RP_Einzelhandel</text:p>
            </text:list-item>
            <text:list-item>
              <text:p text:style-name="P6"><text:soft-page-break/>Ausgliederung von RP_IndustrieGewerbe</text:p>
            </text:list-item>
            <text:list-item>
              <text:p text:style-name="P6">Ausgliederung von RP_SonstigerSiedlungsbereich<text:line-break/>Gebietstyp auf RP_Objekt durch AG EGov</text:p>
            </text:list-item>
            <text:list-item>
              <text:p text:style-name="P6">Umbenennung von RP_GemeindefunktionSiedlungsentwicklung durch AG EGov</text:p>
            </text:list-item>
            <text:list-item>
              <text:p text:style-name="P6">Aufnahme IstSiedlungsbeschraenkung durch AG EGov</text:p>
            </text:list-item>
          </text:list>
        </text:list-item>
        <text:list-item>
          <text:p text:style-name="P6">RP_WohnenSiedlung</text:p>
          <text:list>
            <text:list-item>
              <text:p text:style-name="P6">Neuer FeatureType</text:p>
            </text:list-item>
          </text:list>
        </text:list-item>
        <text:list-item>
          <text:p text:style-name="P6">RP_Einzelhandel</text:p>
          <text:list>
            <text:list-item>
              <text:p text:style-name="P6">Neuer FeatureType</text:p>
            </text:list-item>
          </text:list>
        </text:list-item>
        <text:list-item>
          <text:p text:style-name="P6">RP_IndustrieGewerbe</text:p>
          <text:list>
            <text:list-item>
              <text:p text:style-name="P6">Neuer FeatureType</text:p>
            </text:list-item>
          </text:list>
        </text:list-item>
        <text:list-item>
          <text:p text:style-name="P6">RP_SonstigerSiedlungsbereich</text:p>
          <text:list>
            <text:list-item>
              <text:p text:style-name="P6">Neuer FeatureType</text:p>
            </text:list-item>
          </text:list>
        </text:list-item>
        <text:list-item>
          <text:p text:style-name="P6">RP_RaumkategorieTypen</text:p>
          <text:list>
            <text:list-item>
              <text:p text:style-name="P6">Umbenannt von RP_NSM_Raumkategorie</text:p>
            </text:list-item>
            <text:list-item>
              <text:p text:style-name="P6">Aufnahme von SonstigeRuamkategorie</text:p>
            </text:list-item>
            <text:list-item>
              <text:p text:style-name="P6">Aufnahme von verdichteterBereichImLaendlicheNRaum aus PZVO Sachsen</text:p>
            </text:list-item>
            <text:list-item>
              <text:p text:style-name="P6">Aufnahme von RandzoneVerdichtungsraum</text:p>
            </text:list-item>
            <text:list-item>
              <text:p text:style-name="P6">Aufnahme von RaummitbesonderemHandlungsbedarf</text:p>
            </text:list-item>
            <text:list-item>
              <text:p text:style-name="P6">Aufnahme von Ballungskernzone</text:p>
            </text:list-item>
            <text:list-item>
              <text:p text:style-name="P6">Aufnahme von Ballungsrandzone</text:p>
            </text:list-item>
            <text:list-item>
              <text:p text:style-name="P6">Entnahme von Oberbereichsgrenze, Mittelbereichsgrenze und Nahbereichsgrenze</text:p>
            </text:list-item>
            <text:list-item>
              <text:p text:style-name="P6">Aufnahme von Funktiosnraum aus RLP-Schema</text:p>
            </text:list-item>
            <text:list-item>
              <text:p text:style-name="P6">Aufnahme von GrenzeWirtschaftsraum aus RP_NSM_AchsenTypen</text:p>
            </text:list-item>
            <text:list-item>
              <text:p text:style-name="P6">Änderung der Enumerations durch AG EGov</text:p>
            </text:list-item>
            <text:list-item>
              <text:p text:style-name="P6">Umbenennung Umkreis_10_km in Umkreis 10KM</text:p>
            </text:list-item>
            <text:list-item>
              <text:p text:style-name="P6">Aufnahme Funktionsschwerpunkt aus BB</text:p>
            </text:list-item>
            <text:list-item>
              <text:p text:style-name="P6">Aufnahme Grundversorgung aus BB</text:p>
            </text:list-item>
            <text:list-item>
              <text:p text:style-name="P6">Aufnahme LaendlicherGestaltungsraum aus MV</text:p>
            </text:list-item>
            <text:list-item>
              <text:p text:style-name="P6">Aufnahme Gestaltungsraum aus BB</text:p>
            </text:list-item>
            <text:list-item>
              <text:p text:style-name="P6">Aufnahme KernzoneVerdichtungsraum aus Saarland</text:p>
            </text:list-item>
            <text:list-item>
              <text:p text:style-name="P6">Aufnahme StadtundUmlandbereichImVerdichtungsraum aus Bayern</text:p>
            </text:list-item>
            <text:list-item>
              <text:p text:style-name="P6">Aufnahme von RaeumeMitGuenstigenEntwicklungsvoraussetzungen aus Thüringen</text:p>
            </text:list-item>
            <text:list-item>
              <text:p text:style-name="P6">Aufnahme von RaeumeMitAusgeglichenenEntwicklungspotentialen aus Thüringen</text:p>
            </text:list-item>
            <text:list-item>
              <text:p text:style-name="P6">Aufnahme von RaeumeMitBesonderenEntwicklugnsaufgaben aus Thüringen</text:p>
            </text:list-item>
          </text:list>
        </text:list-item>
        <text:list-item>
          <text:p text:style-name="P6">RP_BesodnereRaumkategorieTypen</text:p>
          <text:list>
            <text:list-item>
              <text:p text:style-name="P6">neue Enumeration</text:p>
            </text:list-item>
          </text:list>
        </text:list-item>
        <text:list-item>
          <text:p text:style-name="P6">RP_SperrgebietTypen</text:p>
          <text:list>
            <text:list-item>
              <text:p text:style-name="P6">Umbenennung von RP_NSM_SperrgebietTypen</text:p>
            </text:list-item>
            <text:list-item>
              <text:p text:style-name="P6">Aufnahme von SonstigesSperrgebiet</text:p>
            </text:list-item>
            <text:list-item>
              <text:p text:style-name="P6">Aufnahme von Verteidigung</text:p>
            </text:list-item>
            <text:list-item>
              <text:p text:style-name="P6">Aufnahme von MilitaerischeLiegenschaft</text:p>
            </text:list-item>
            <text:list-item>
              <text:p text:style-name="P6">Aufnahme von Konversionsflaeche</text:p>
            </text:list-item>
            <text:list-item>
              <text:p text:style-name="P6">Aufnahme von MilitaerischeEinrichtung aus NRW-Schema</text:p>
            </text:list-item>
          </text:list>
        </text:list-item>
        <text:list-item>
          <text:p text:style-name="P6">RP_GebietsfunktionTypen</text:p>
          <text:list>
            <text:list-item>
              <text:p text:style-name="P6">Neue Enumerationen</text:p>
            </text:list-item>
          </text:list>
        </text:list-item>
        <text:list-item>
          <text:p text:style-name="P6">RP_ZentralerOrtTypen</text:p>
          <text:list>
            <text:list-item>
              <text:p text:style-name="P6">RP_NSM_ZentralerOrtFunktionen wurde inkorporiert</text:p>
            </text:list-item>
            <text:list-item>
              <text:p text:style-name="P6">Aufnahme von Oberbereich, Mittelbereich und Nahbereich aus RP_NSM_Raumkategorie durch AG EGov</text:p>
            </text:list-item>
            <text:list-item>
              <text:p text:style-name="P6">Ausgliederung einiger Attribute in RP_ZentralerOrtSonstigeFunktionen<text:line-break/>Aufnahme von KleinzentrumErgaenzungsfunktion</text:p>
            </text:list-item>
            <text:list-item>
              <text:p text:style-name="P6"><text:soft-page-break/>Aufnahem von VersorgungskernSiedlungskern</text:p>
            </text:list-item>
            <text:list-item>
              <text:p text:style-name="P6">Umbenennung von Stadtrandkern_1_Ordnung, Stadtrandkern_2_Ordnung</text:p>
            </text:list-item>
            <text:list-item>
              <text:p text:style-name="P6">Aufnahme von Metropole aus BB</text:p>
            </text:list-item>
            <text:list-item>
              <text:p text:style-name="P6">Umbenennung auf ZentralerOrtTypen durch AG EGov</text:p>
            </text:list-item>
            <text:list-item>
              <text:p text:style-name="P6">Entnahme von ...zentrum mit ... zentralerTeilfunktion durch AG EGov</text:p>
            </text:list-item>
            <text:list-item>
              <text:p text:style-name="P6">RP_ZentralerOrtSonstigeTypen</text:p>
              <text:list>
                <text:list-item>
                  <text:p text:style-name="P6">Neu Enumeration</text:p>
                </text:list-item>
                <text:list-item>
                  <text:p text:style-name="P6">Aufnahme von Doppelzentrum</text:p>
                </text:list-item>
                <text:list-item>
                  <text:p text:style-name="P6">Aufnahme von Funktionsteilig</text:p>
                </text:list-item>
                <text:list-item>
                  <text:p text:style-name="P6">Aufnahme von IMVerbund (teilweise nach Saechsischer Planzeichenverordnung)</text:p>
                </text:list-item>
                <text:list-item>
                  <text:p text:style-name="P6">Aufnahme von Kooperierend</text:p>
                </text:list-item>
                <text:list-item>
                  <text:p text:style-name="P6">Aufnahme von SonstigeBesondereFunktion</text:p>
                </text:list-item>
                <text:list-item>
                  <text:p text:style-name="P6">Aufnahme von KooperierendFreiwillig aus RLP-Schema</text:p>
                </text:list-item>
                <text:list-item>
                  <text:p text:style-name="P6">Aufnahme von KooperierendVerpflichtend aus RLP-Schema</text:p>
                </text:list-item>
                <text:list-item>
                  <text:p text:style-name="P6">Aufnahme von SiedlungsGrundnetz aus RLP-Schema</text:p>
                </text:list-item>
                <text:list-item>
                  <text:p text:style-name="P6">Aufnahme von SiedlungsErgaenzungsnetz aus RLP-Schema</text:p>
                </text:list-item>
                <text:list-item>
                  <text:p text:style-name="P6">Aufnahme von Entwicklungsschwerpunkt und Nachbar aus RLP</text:p>
                </text:list-item>
                <text:list-item>
                  <text:p text:style-name="P6">Aufnahme von Ueberschneidungsbereich durch AG EGov</text:p>
                </text:list-item>
                <text:list-item>
                  <text:p text:style-name="P6">Aufnahme Ergaenzungsfunktion</text:p>
                </text:list-item>
                <text:list-item>
                  <text:p text:style-name="P6">Aufnahme MoeglichesZentrum aus Bayern<text:line-break/>Aufnahme MitMittelzentralerTeilfunktion aus SH</text:p>
                </text:list-item>
                <text:list-item>
                  <text:p text:style-name="P6">Aufnahme MitOberzentralerTeilfunktion aus SH</text:p>
                </text:list-item>
              </text:list>
            </text:list-item>
            <text:list-item>
              <text:p text:style-name="P6">RP_AchsenTypen</text:p>
              <text:list>
                <text:list-item>
                  <text:p text:style-name="P6">RP_NSM_AchsenTypen wurde inkorporiert</text:p>
                </text:list-item>
                <text:list-item>
                  <text:p text:style-name="P6">Aufnahme vonV erbindungsachse aus der PZVO Sachsen</text:p>
                </text:list-item>
                <text:list-item>
                  <text:p text:style-name="P6">Entnahme von GrenzeWirtschaftsraum (nach RP_RaumkategorieTypen)</text:p>
                </text:list-item>
                <text:list-item>
                  <text:p text:style-name="P6">Aufnahme von Entwicklungsachse</text:p>
                </text:list-item>
                <text:list-item>
                  <text:p text:style-name="P6">Ausgliederung von Bedeutsamkeit in rP_Bedeutsamkeit</text:p>
                </text:list-item>
                <text:list-item>
                  <text:p text:style-name="P6">Aufnahme Entwicklungskorridor auf Basis von MV</text:p>
                </text:list-item>
              </text:list>
            </text:list-item>
            <text:list-item>
              <text:p text:style-name="P6">RP_WohnenSiedlungTypen</text:p>
              <text:list>
                <text:list-item>
                  <text:p text:style-name="P6">Umbenennung von RP_NSM_ASB_Zweckbindungen</text:p>
                </text:list-item>
                <text:list-item>
                  <text:p text:style-name="P6">Aufnahme von SonstigeWohnenSiedlung</text:p>
                </text:list-item>
                <text:list-item>
                  <text:p text:style-name="P6">Aufnahme von Siedlungsentwicklung</text:p>
                </text:list-item>
                <text:list-item>
                  <text:p text:style-name="P6">Aufnahme von SicherungEntwicklungWohnstaetten</text:p>
                </text:list-item>
              </text:list>
            </text:list-item>
            <text:list-item>
              <text:p text:style-name="P6">RP_EinzelhandelTypen</text:p>
              <text:list>
                <text:list-item>
                  <text:p text:style-name="P6">neue Enumeration</text:p>
                </text:list-item>
              </text:list>
            </text:list-item>
            <text:list-item>
              <text:p text:style-name="P6">RP_IndustrieGewerbeTypen</text:p>
              <text:list>
                <text:list-item>
                  <text:p text:style-name="P6">Umbenennung von RP_NSM_GIB_Zweckbindungen</text:p>
                </text:list-item>
                <text:list-item>
                  <text:p text:style-name="P6">Aufnahem von SonstigeGIBZweckbindungen<text:line-break/>Aufnahme von TankRastanlagen aus NRW-Schema</text:p>
                </text:list-item>
                <text:list-item>
                  <text:p text:style-name="P6">Aufnahme von FlaechenintensiveGrossvorhaben aus NRW-Schema</text:p>
                </text:list-item>
                <text:list-item>
                  <text:p text:style-name="P6">Aufnahme von Betriebsanlagebergbau auf Basis von UebertaegigerBergbau aus NRW-Schema</text:p>
                </text:list-item>
                <text:list-item>
                  <text:p text:style-name="P6">Aufnahme von InterkommulaerGewerbepark</text:p>
                </text:list-item>
                <text:list-item>
                  <text:p text:style-name="P6">Aufnahme von SicherungUndEntwicklungVonArbeitsstaetten</text:p>
                </text:list-item>
                <text:list-item>
                  <text:p text:style-name="P6">Aufnahme Industrie</text:p>
                </text:list-item>
                <text:list-item>
                  <text:p text:style-name="P6">Aufnahme Gewerbe</text:p>
                </text:list-item>
                <text:list-item>
                  <text:p text:style-name="P6">Änderung von Enumerations</text:p>
                </text:list-item>
              </text:list>
            </text:list-item>
          </text:list>
        </text:list-item>
      </text:list>
      <text:p text:style-name="P1">RP_Sonstiges</text:p>
      <text:list xml:id="list103925298181161" text:continue-numbering="true" text:style-name="WW8Num4">
        <text:list-item>
          <text:p text:style-name="P6">RP_GenerischesObjekt</text:p>
          <text:list>
            <text:list-item>
              <text:p text:style-name="P6">Umbenennung Attribut zweckbestimmung zu typ</text:p>
            </text:list-item>
          </text:list>
        </text:list-item>
        <text:list-item>
          <text:p text:style-name="P6">RP_Planungsraum</text:p>
          <text:list>
            <text:list-item>
              <text:p text:style-name="P6"><text:soft-page-break/>Neuer FeatureType aus Hessen</text:p>
            </text:list-item>
          </text:list>
        </text:list-item>
        <text:list-item>
          <text:p text:style-name="P6">RP_Grenze</text:p>
          <text:list>
            <text:list-item>
              <text:p text:style-name="P6">typ [0..1] auf typ [0..*] geändert</text:p>
            </text:list-item>
            <text:list-item>
              <text:p text:style-name="P6">Aufnahme spezifischeGrenzeTyp</text:p>
            </text:list-item>
          </text:list>
        </text:list-item>
        <text:list-item>
          <text:p text:style-name="P6">RP_GenerischeObjektTypen</text:p>
          <text:list>
            <text:list-item>
              <text:p text:style-name="P6">Umbenennung vonR P_ZweckbestimmungGenerischeObjektee</text:p>
            </text:list-item>
          </text:list>
        </text:list-item>
        <text:list-item>
          <text:p text:style-name="P6">RP_SpezifischeGrenzeTypen</text:p>
          <text:list>
            <text:list-item>
              <text:p text:style-name="P6">Aufnahme von SO_SonstGrenzeTypen (nach NSM-Schema)</text:p>
            </text:list-item>
            <text:list-item>
              <text:p text:style-name="P6">Aufnahme von PlanungsregionsgrenzeRegion</text:p>
            </text:list-item>
            <text:list-item>
              <text:p text:style-name="P6">Aufnahme von PlanungsregionsgrenzeLand</text:p>
            </text:list-item>
            <text:list-item>
              <text:p text:style-name="P6">Aufnahme von GrenzeBraunkohlenplan</text:p>
            </text:list-item>
            <text:list-item>
              <text:p text:style-name="P6">Aufnahme von Grenzuebergangsstelle</text:p>
            </text:list-item>
            <text:list-item>
              <text:p text:style-name="P6">Abänderung von Codeliste in Enumerationen</text:p>
            </text:list-item>
            <text:list-item>
              <text:p text:style-name="P6">Umbenennung von Grenze_12_Seemeilenzone in Zwoelfmeilenzone</text:p>
            </text:list-item>
            <text:list-item>
              <text:p text:style-name="P6">Entnahme von Auffassung Schleswig-Holstein durch AG EGov</text:p>
            </text:list-item>
          </text:list>
        </text:list-item>
      </text:list>
      <text:p text:style-name="P1">RP_Sonstiges</text:p>
      <text:list xml:id="list1428900425059621364" text:style-name="WW8Num5">
        <text:list-item>
          <text:p text:style-name="P7">RP_RasterplanAenderung</text:p>
        </text:list-item>
      </text:list>
      <text:list xml:id="list103925302187531" text:continue-list="list103925298181161" text:style-name="WW8Num4">
        <text:list-item>
          <text:list>
            <text:list-item>
              <text:p text:style-name="P6">auslegungsEndDatum -&gt; auslegungEndDatum</text:p>
            </text:list-item>
            <text:list-item>
              <text:p text:style-name="P6">auslegungsStartDatum -&gt; auslegungStartDatum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, 'Arial Unicode MS'" style:font-charset="x-symbol"/>
    <style:font-face style:name="Mangal1" svg:font-family="Mangal"/>
    <style:font-face style:name="OpenSymbol" svg:font-family="OpenSymbol, 'Arial Unicode MS'"/>
    <style:font-face style:name="Symbol" svg:font-family="Symbol"/>
    <style:font-face style:name="Mangal2" svg:font-family="Mangal" style:font-pitch="variable"/>
    <style:font-face style:name="Microsoft YaHei" svg:font-family="'Microsoft YaHei'" style:font-pitch="variable"/>
    <style:font-face style:name="SimSun1" svg:font-family="SimSu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, 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de" fo:country="DE" style:letter-kerning="true" style:font-name-asian="SimSun1" style:font-family-asian="SimSun" style:font-pitch-asian="variable" style:font-size-asian="12pt" style:language-asian="zh" style:country-asian="CN" style:font-name-complex="Mangal2" style:font-family-complex="Mangal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pitch-asian="variable" style:font-size-asian="14pt" style:font-name-complex="Mangal2" style:font-family-complex="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WW8Num1z0" style:family="text">
      <style:text-properties style:font-name="Symbol" fo:font-family="Symbol" style:font-name-complex="OpenSymbol1" style:font-family-complex="OpenSymbol, 'Arial Unicode MS'" style:font-charset-complex="x-symbol"/>
    </style:style>
    <style:style style:name="WW8Num1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2z0" style:family="text">
      <style:text-properties style:font-name="Symbol" fo:font-family="Symbol" style:font-name-complex="OpenSymbol1" style:font-family-complex="OpenSymbol, 'Arial Unicode MS'" style:font-charset-complex="x-symbol"/>
    </style:style>
    <style:style style:name="WW8Num2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3z0" style:family="text">
      <style:text-properties style:font-name="Symbol" fo:font-family="Symbol" style:font-name-complex="OpenSymbol1" style:font-family-complex="OpenSymbol, 'Arial Unicode MS'" style:font-charset-complex="x-symbol"/>
    </style:style>
    <style:style style:name="WW8Num3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4z0" style:family="text">
      <style:text-properties style:font-name="Symbol" fo:font-family="Symbol" fo:font-size="12pt" style:font-size-asian="12pt" style:font-name-complex="OpenSymbol1" style:font-family-complex="OpenSymbol, 'Arial Unicode MS'" style:font-charset-complex="x-symbol" style:font-size-complex="12pt"/>
    </style:style>
    <style:style style:name="WW8Num4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5z0" style:family="text">
      <style:text-properties style:font-name="Symbol" fo:font-family="Symbol" style:font-name-complex="OpenSymbol1" style:font-family-complex="OpenSymbol, 'Arial Unicode MS'" style:font-charset-complex="x-symbol"/>
    </style:style>
    <style:style style:name="WW8Num5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Bullet_20_Symbols" style:display-name="Bullet Symbols" style:family="text"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5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5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5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5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5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text:style-name="WW8Num6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6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6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6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6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6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6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6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6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30T14:52:33.457000000</meta:creation-date>
    <dc:date>2016-10-17T10:39:25.100000000</dc:date>
    <meta:editing-cycles>15</meta:editing-cycles>
    <meta:editing-duration>PT53M19S</meta:editing-duration>
    <meta:generator>LibreOffice/4.3.6.2$Windows_x86 LibreOffice_project/d50a87b2e514536ed401c18000dad4660b6a169e</meta:generator>
    <meta:document-statistic meta:table-count="0" meta:image-count="0" meta:object-count="0" meta:page-count="12" meta:paragraph-count="550" meta:word-count="2688" meta:character-count="22441" meta:non-whitespace-character-count="20841"/>
  </office:meta>
</office:document-meta>
</file>